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ctorNetty2RequestUpgradeStrategy.ReactorNetty2RequestUpgradeStrategy( Supplier &lt; WebsocketServerSpec . Builder &gt; builderSuppli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actorNetty2RequestUpgradeStrategy.getWebsocketServerSp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orNetty2RequestUpgradeStrategy.upgrade( ServerWebExchange exchange , WebSocketHandler handler , @ Nullable String subProtocol , Supplier &lt; HandshakeInfo &gt; handshakeInfo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actorNetty2RequestUpgradeStrategy.buildSpec( @ Nullable String subProtoco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actorNetty2RequestUpgradeStrategy.ReactorNetty2RequestUpgrade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